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4.182cm"/>
    </style:style>
    <style:style style:name="co5" style:family="table-column">
      <style:table-column-properties fo:break-before="auto" style:column-width="4.28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rial" fo:font-weight="normal" style:font-weight-asian="normal" style:font-weight-complex="normal"/>
    </style:style>
    <style:style style:name="ce3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31pt solid #000000" fo:border-left="0.06pt solid #000000" fo:border-right="0.31pt solid #000000" fo:border-top="0.31pt solid #000000"/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order-bottom="0.31pt solid #000000" fo:background-color="#e6e6e6" style:text-align-source="fix" style:repeat-content="false" fo:border-left="0.06pt solid #000000" fo:border-right="0.31pt solid #000000" fo:border-top="0.31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99" style:text-align-source="fix" style:repeat-content="false" fo:border="0.31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e6" style:text-align-source="fix" style:repeat-content="false" fo:border="0.31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 fo:border="0.31pt solid #000000"/>
      <style:paragraph-properties fo:margin-left="0cm"/>
      <style:text-properties style:font-name="Arial" fo:font-weight="normal" style:font-weight-asian="normal" style:font-weight-complex="normal"/>
    </style:style>
    <style:style style:name="ce10" style:family="table-cell" style:parent-style-name="Default">
      <style:table-cell-properties fo:background-color="#ffcc99" style:text-align-source="fix" style:repeat-content="false" fo:border="0.3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 style:text-align-source="fix" style:repeat-content="false" fo:border="0.3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cc" style:text-align-source="fix" style:repeat-content="false" fo:border="0.31pt solid #000000" style:vertical-align="middle"/>
      <style:paragraph-properties fo:text-align="end" fo:margin-left="0cm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fo:border="0.31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14" style:family="table-cell" style:parent-style-name="Default">
      <style:table-cell-properties fo:background-color="#ccffff" style:text-align-source="fix" style:repeat-content="false" fo:border="0.31pt solid #000000" style:vertical-align="middle"/>
      <style:paragraph-properties fo:text-align="end" fo:margin-left="0cm"/>
      <style:text-properties style:font-name="Arial" fo:font-weight="normal" style:font-weight-asian="normal" style:font-weight-complex="normal"/>
    </style:style>
    <style:style style:name="ce15" style:family="table-cell" style:parent-style-name="Default">
      <style:table-cell-properties fo:background-color="#ccffff" style:text-align-source="fix" style:repeat-content="false" fo:border="0.31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ackground-color="#ccffff" style:text-align-source="fix" style:repeat-content="false" fo:border-left="0.31pt solid #000000" fo:border-right="0.31pt solid #000000" fo:border-top="0.31pt solid #000000" style:vertical-align="middle"/>
      <style:paragraph-properties fo:text-align="end" fo:margin-left="0cm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17" style:family="table-cell" style:parent-style-name="Default">
      <style:table-cell-properties fo:background-color="#ffffcc" fo:border="0.31pt solid #000000"/>
      <style:text-properties style:font-name="Arial" fo:font-weight="normal" style:font-weight-asian="normal" style:font-weight-complex="normal"/>
    </style:style>
    <style:style style:name="ce18" style:family="table-cell" style:parent-style-name="Default">
      <style:table-cell-properties fo:background-color="#ccffff" fo:border="0.31pt solid #000000"/>
      <style:text-properties style:font-name="Arial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15"/>
        <table:table-column table:style-name="co5" table:default-cell-style-name="ce18"/>
        <table:table-column table:style-name="co1" table:number-columns-repeated="1015" table:default-cell-style-name="ce2"/>
        <table:table-row table:style-name="ro1">
          <table:table-cell table:style-name="ce1"/>
          <table:table-cell table:style-name="ce3" office:value-type="string">
            <text:p>Term</text:p>
          </table:table-cell>
          <table:table-cell table:style-name="ce7" office:value-type="string">
            <text:p>State</text:p>
          </table:table-cell>
          <table:table-cell table:style-name="ce10" office:value-type="string" table:number-columns-spanned="2" table:number-rows-spanned="1">
            <text:p>ControlStateHandler</text:p>
          </table:table-cell>
          <table:covered-table-cell table:style-name="ce7"/>
          <table:table-cell table:style-name="ce1" table:number-columns-repeated="1015"/>
        </table:table-row>
        <table:table-row table:style-name="ro1">
          <table:table-cell table:style-name="ce1"/>
          <table:table-cell table:style-name="ce4" office:value-type="string">
            <text:p>Parameter</text:p>
          </table:table-cell>
          <table:table-cell table:style-name="ce8" table:formula="of:=CONCATENATE([.B2];RIGHT([.C$1];5))" office:value-type="string" office:string-value="ParameterState">
            <text:p>ParameterState</text:p>
          </table:table-cell>
          <table:table-cell table:style-name="ce11" table:formula="of:=CONCATENATE([.C2];RIGHT([.D$1];7))" office:value-type="string" office:string-value="ParameterStateHandler" table:number-columns-spanned="2" table:number-rows-spanned="1">
            <text:p>ParameterStateHandler</text:p>
          </table:table-cell>
          <table:covered-table-cell table:style-name="ce8"/>
          <table:table-cell table:style-name="ce1" table:number-columns-repeated="1015"/>
        </table:table-row>
        <table:table-row table:style-name="ro1">
          <table:table-cell/>
          <table:table-cell office:value-type="string">
            <text:p>Idle</text:p>
          </table:table-cell>
          <table:table-cell office:value-type="string">
            <text:p>--</text:p>
          </table:table-cell>
          <table:table-cell table:style-name="ce12" table:formula="of:=CONCATENATE(&quot;I&quot;;[.D$1])" office:value-type="string" office:string-value="IControlStateHandler" table:number-columns-spanned="1" table:number-rows-spanned="2">
            <text:p>IControlStateHandler</text:p>
          </table:table-cell>
          <table:table-cell table:style-name="ce17" table:formula="of:=CONCATENATE(&quot;handle&quot;;[.B3])" office:value-type="string" office:string-value="handleIdle">
            <text:p>handleIdle</text:p>
          </table:table-cell>
          <table:table-cell office:value-type="string">
            <text:p>switch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Off</text:p>
          </table:table-cell>
          <table:table-cell table:formula="of:=CONCATENATE([.C$2];[.B4])" office:value-type="string" office:string-value="ParameterStateOff">
            <text:p>ParameterStateOff</text:p>
          </table:table-cell>
          <table:covered-table-cell table:style-name="ce13"/>
          <table:table-cell table:style-name="ce17" table:formula="of:=CONCATENATE(&quot;handle&quot;;[.B4])" office:value-type="string" office:string-value="handleOff">
            <text:p>handleOff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raphEdited</text:p>
          </table:table-cell>
          <table:table-cell table:formula="of:=CONCATENATE([.C$2];[.B5])" office:value-type="string" office:string-value="ParameterStateGraphEdited">
            <text:p>ParameterStateGraphEdited</text:p>
          </table:table-cell>
          <table:table-cell table:style-name="ce14" table:formula="of:=CONCATENATE(&quot;I&quot;;[.D2])" office:value-type="string" office:string-value="IParameterStateHandler" table:number-columns-spanned="1" table:number-rows-spanned="3">
            <text:p>IParameterStateHandler</text:p>
          </table:table-cell>
          <table:table-cell table:formula="of:=CONCATENATE(&quot;handle&quot;;;[.B5])" office:value-type="string" office:string-value="handleGraphEdited">
            <text:p>handleGraphEdite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raphSaved</text:p>
          </table:table-cell>
          <table:table-cell table:formula="of:=CONCATENATE([.C$2];[.B6])" office:value-type="string" office:string-value="ParameterStateGraphSaved">
            <text:p>ParameterStateGraphSaved</text:p>
          </table:table-cell>
          <table:covered-table-cell/>
          <table:table-cell table:formula="of:=CONCATENATE(&quot;handle&quot;;;[.B6])" office:value-type="string" office:string-value="handleGraphSaved">
            <text:p>handleGraphSaved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lgorithmSelected</text:p>
          </table:table-cell>
          <table:table-cell table:formula="of:=CONCATENATE([.C$2];[.B7])" office:value-type="string" office:string-value="ParameterStateAlgorithmSelected">
            <text:p>ParameterStateAlgorithmSelected</text:p>
          </table:table-cell>
          <table:covered-table-cell/>
          <table:table-cell table:formula="of:=CONCATENATE(&quot;handle&quot;;;[.B7])" office:value-type="string" office:string-value="handleAlgorithmSelected">
            <text:p>handleAlgorithmSelected</text:p>
          </table:table-cell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style-name="ce1"/>
          <table:table-cell table:style-name="ce6" office:value-type="string">
            <text:p>Animation</text:p>
          </table:table-cell>
          <table:table-cell table:style-name="ce8" table:formula="of:=CONCATENATE([.B14];RIGHT([.C$1];5))" office:value-type="string" office:string-value="AnimationState">
            <text:p>AnimationState</text:p>
          </table:table-cell>
          <table:table-cell table:style-name="ce11" table:formula="of:=CONCATENATE([.C14];RIGHT([.D$1];7))" office:value-type="string" office:string-value="AnimationStateHandler" table:number-columns-spanned="2" table:number-rows-spanned="1">
            <text:p>AnimationStateHandler</text:p>
          </table:table-cell>
          <table:covered-table-cell table:style-name="ce8"/>
          <table:table-cell table:style-name="ce1" table:number-columns-repeated="1015"/>
        </table:table-row>
        <table:table-row table:style-name="ro1">
          <table:table-cell/>
          <table:table-cell table:formula="of:=[.B3]" office:value-type="string" office:string-value="Idle">
            <text:p>Idle</text:p>
          </table:table-cell>
          <table:table-cell office:value-type="string">
            <text:p>--</text:p>
          </table:table-cell>
          <table:table-cell table:style-name="ce12" table:formula="of:=CONCATENATE(&quot;I&quot;;[.D$1])" office:value-type="string" office:string-value="IControlStateHandler" table:number-columns-spanned="1" table:number-rows-spanned="2">
            <text:p>IControlStateHandler</text:p>
          </table:table-cell>
          <table:table-cell table:style-name="ce17" table:formula="of:=CONCATENATE(&quot;handle&quot;;[.B15])" office:value-type="string" office:string-value="handleIdle">
            <text:p>handleIdle</text:p>
          </table:table-cell>
          <table:table-cell office:value-type="string">
            <text:p>stopped</text:p>
          </table:table-cell>
          <table:table-cell table:number-columns-repeated="1014"/>
        </table:table-row>
        <table:table-row table:style-name="ro1">
          <table:table-cell/>
          <table:table-cell table:formula="of:=[.B4]" office:value-type="string" office:string-value="Off">
            <text:p>Off</text:p>
          </table:table-cell>
          <table:table-cell table:formula="of:=CONCATENATE([.C$14];[.B16])" office:value-type="string" office:string-value="AnimationStateOff">
            <text:p>AnimationStateOff</text:p>
          </table:table-cell>
          <table:covered-table-cell table:style-name="ce13"/>
          <table:table-cell table:style-name="ce17" table:formula="of:=CONCATENATE(&quot;handle&quot;;[.B16])" office:value-type="string" office:string-value="handleOff">
            <text:p>handleOff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opped</text:p>
          </table:table-cell>
          <table:table-cell table:formula="of:=CONCATENATE([.C$14];[.B17])" office:value-type="string" office:string-value="AnimationStateStopped">
            <text:p>AnimationStateStopped</text:p>
          </table:table-cell>
          <table:table-cell table:style-name="ce16" table:formula="of:=CONCATENATE(&quot;I&quot;;[.D14])" office:value-type="string" office:string-value="IAnimationStateHandler" table:number-columns-spanned="1" table:number-rows-spanned="3">
            <text:p>IAnimationStateHandler</text:p>
          </table:table-cell>
          <table:table-cell office:value-type="string">
            <text:p>handleSto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ing</text:p>
          </table:table-cell>
          <table:table-cell table:formula="of:=CONCATENATE([.C$14];[.B18])" office:value-type="string" office:string-value="AnimationStatePlaying">
            <text:p>AnimationStatePlaying</text:p>
          </table:table-cell>
          <table:covered-table-cell table:style-name="ce16"/>
          <table:table-cell office:value-type="string">
            <text:p>handlePlay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used</text:p>
          </table:table-cell>
          <table:table-cell table:formula="of:=CONCATENATE([.C$14];[.B19])" office:value-type="string" office:string-value="AnimationStatePaused">
            <text:p>AnimationStatePaused</text:p>
          </table:table-cell>
          <table:covered-table-cell table:style-name="ce16"/>
          <table:table-cell office:value-type="string">
            <text:p>handlePause</text:p>
          </table:table-cell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ce16"/>
          <table:table-cell table:number-columns-repeated="1016"/>
        </table:table-row>
        <table:table-row table:style-name="ro1">
          <table:table-cell table:style-name="Default"/>
          <table:table-cell table:style-name="ce6" office:value-type="string">
            <text:p>Sbs</text:p>
          </table:table-cell>
          <table:table-cell table:style-name="ce8" table:formula="of:=CONCATENATE([.B25];RIGHT([.C$1];5))" office:value-type="string" office:string-value="SbsState">
            <text:p>SbsState</text:p>
          </table:table-cell>
          <table:table-cell table:style-name="ce11" table:formula="of:=CONCATENATE([.C25];RIGHT([.D$1];7))" office:value-type="string" office:string-value="SbsStateHandler" table:number-columns-spanned="2" table:number-rows-spanned="1">
            <text:p>SbsStateHandler</text:p>
          </table:table-cell>
          <table:covered-table-cell table:style-name="ce8"/>
          <table:table-cell table:style-name="Default" table:number-columns-repeated="1015"/>
        </table:table-row>
        <table:table-row table:style-name="ro1">
          <table:table-cell table:style-name="Default"/>
          <table:table-cell table:formula="of:=[.B15]" office:value-type="string" office:string-value="Idle">
            <text:p>Idle</text:p>
          </table:table-cell>
          <table:table-cell office:value-type="string">
            <text:p>--</text:p>
          </table:table-cell>
          <table:table-cell table:style-name="ce12" table:formula="of:=CONCATENATE(&quot;I&quot;;[.D$1])" office:value-type="string" office:string-value="IControlStateHandler" table:number-columns-spanned="1" table:number-rows-spanned="2">
            <text:p>IControlStateHandler</text:p>
          </table:table-cell>
          <table:table-cell table:style-name="ce17" table:formula="of:=CONCATENATE(&quot;handle&quot;;[.B26])" office:value-type="string" office:string-value="handleIdle">
            <text:p>handleIdle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table:formula="of:=[.B16]" office:value-type="string" office:string-value="Off">
            <text:p>Off</text:p>
          </table:table-cell>
          <table:table-cell table:formula="of:=CONCATENATE([.C$25];[.B27])" office:value-type="string" office:string-value="SbsStateOff">
            <text:p>SbsStateOff</text:p>
          </table:table-cell>
          <table:covered-table-cell table:style-name="ce13"/>
          <table:table-cell table:style-name="ce17" table:formula="of:=CONCATENATE(&quot;handle&quot;;[.B27])" office:value-type="string" office:string-value="handleOff">
            <text:p>handleOff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office:value-type="string">
            <text:p>Beginning</text:p>
          </table:table-cell>
          <table:table-cell table:formula="of:=CONCATENATE([.C$25];[.B28])" office:value-type="string" office:string-value="SbsStateBeginning">
            <text:p>SbsStateBeginning</text:p>
          </table:table-cell>
          <table:table-cell table:style-name="ce16" table:formula="of:=CONCATENATE(&quot;I&quot;;[.D25])" office:value-type="string" office:string-value="ISbsStateHandler" table:number-columns-spanned="1" table:number-rows-spanned="3">
            <text:p>ISbsStateHandler</text:p>
          </table:table-cell>
          <table:table-cell office:value-type="string">
            <text:p>handleToBeginning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office:value-type="string">
            <text:p>Inter</text:p>
          </table:table-cell>
          <table:table-cell table:formula="of:=CONCATENATE([.C$25];[.B29])" office:value-type="string" office:string-value="SbsStateInter">
            <text:p>SbsStateInter</text:p>
          </table:table-cell>
          <table:covered-table-cell table:style-name="ce16"/>
          <table:table-cell office:value-type="string">
            <text:p>handleInter</text:p>
          </table:table-cell>
          <table:table-cell table:style-name="Default" table:number-columns-repeated="1015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formula="of:=CONCATENATE([.C$25];[.B30])" office:value-type="string" office:string-value="SbsStateEnd">
            <text:p>SbsStateEnd</text:p>
          </table:table-cell>
          <table:covered-table-cell table:style-name="ce16"/>
          <table:table-cell table:formula="of:=CONCATENATE(&quot;handle&quot;;;[.B30])" office:value-type="string" office:string-value="handleEnd">
            <text:p>handleEnd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7:21:06</meta:creation-date>
    <dc:date>2014-01-04T01:31:57</dc:date>
    <meta:editing-duration>PT2H23M48S</meta:editing-duration>
    <meta:editing-cycles>122</meta:editing-cycles>
    <meta:generator>LibreOffice/3.5$Linux_x86 LibreOffice_project/350m1$Build-2</meta:generator>
    <meta:document-statistic meta:table-count="1" meta:cell-count="73" meta:object-count="0"/>
  </office:meta>
</office:document-meta>
</file>